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9B000000C6AD4569BA.png" manifest:media-type="image/png"/>
  <manifest:file-entry manifest:full-path="Pictures/10000201000004EF0000006D9F5FC6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5" style:family="table">
      <style:table-properties style:width="17cm" table:align="left"/>
    </style:style>
    <style:style style:name="Tabla25.A" style:family="table-column">
      <style:table-column-properties style:column-width="8.809cm"/>
    </style:style>
    <style:style style:name="Tabla25.B" style:family="table-column">
      <style:table-column-properties style:column-width="8.192cm"/>
    </style:style>
    <style:style style:name="Tabla25.1" style:family="table-row">
      <style:table-row-properties fo:background-color="#fafafa">
        <style:background-image/>
      </style:table-row-properties>
    </style:style>
    <style:style style:name="Tabla25.A1" style:family="table-cell">
      <style:table-cell-properties style:vertical-align="middle" fo:background-color="#6199df" fo:padding-left="0.265cm" fo:padding-right="0.265cm" fo:padding-top="0.159cm" fo:padding-bottom="0.159cm" fo:border="0.05pt solid #4d90fe">
        <style:background-image/>
      </style:table-cell-properties>
    </style:style>
    <style:style style:name="Tabla25.2" style:family="table-row">
      <style:table-row-properties fo:background-color="transparent">
        <style:background-image/>
      </style:table-row-properties>
    </style:style>
    <style:style style:name="Tabla25.A2" style:family="table-cell">
      <style:table-cell-properties style:vertical-align="middle" fo:padding-left="0.265cm" fo:padding-right="0.265cm" fo:padding-top="0.159cm" fo:padding-bottom="0.159cm" fo:border="0.05pt solid #dddddd"/>
    </style:style>
    <style:style style:name="Tabla25.B2" style:family="table-cell">
      <style:table-cell-properties style:vertical-align="middle" fo:padding-left="0.265cm" fo:padding-right="0.265cm" fo:padding-top="0.159cm" fo:padding-bottom="0.159cm" fo:border="0.05pt solid #dddddd"/>
    </style:style>
    <style:style style:name="Tabla25.A3" style:family="table-cell">
      <style:table-cell-properties style:vertical-align="middle" fo:padding-left="0.265cm" fo:padding-right="0.265cm" fo:padding-top="0.159cm" fo:padding-bottom="0.159cm" fo:border="0.05pt solid #dddddd"/>
    </style:style>
    <style:style style:name="Tabla25.B3" style:family="table-cell">
      <style:table-cell-properties style:vertical-align="middle" fo:padding-left="0.265cm" fo:padding-right="0.265cm" fo:padding-top="0.159cm" fo:padding-bottom="0.159cm" fo:border="0.05pt solid #dddddd"/>
    </style:style>
    <style:style style:name="Tabla25.A4" style:family="table-cell">
      <style:table-cell-properties style:vertical-align="middle" fo:padding-left="0.265cm" fo:padding-right="0.265cm" fo:padding-top="0.159cm" fo:padding-bottom="0.159cm" fo:border="0.05pt solid #dddddd"/>
    </style:style>
    <style:style style:name="Tabla25.B4" style:family="table-cell">
      <style:table-cell-properties style:vertical-align="middle" fo:padding-left="0.265cm" fo:padding-right="0.265cm" fo:padding-top="0.159cm" fo:padding-bottom="0.159cm" fo:border="0.05pt solid #dddddd"/>
    </style:style>
    <style:style style:name="Tabla25.A5" style:family="table-cell">
      <style:table-cell-properties style:vertical-align="middle" fo:padding-left="0.265cm" fo:padding-right="0.265cm" fo:padding-top="0.159cm" fo:padding-bottom="0.159cm" fo:border="0.05pt solid #dddddd"/>
    </style:style>
    <style:style style:name="Tabla25.B5" style:family="table-cell">
      <style:table-cell-properties style:vertical-align="middle" fo:padding-left="0.265cm" fo:padding-right="0.265cm" fo:padding-top="0.159cm" fo:padding-bottom="0.159cm" fo:border="0.05pt solid #dddddd"/>
    </style:style>
    <style:style style:name="Tabla25.A6" style:family="table-cell">
      <style:table-cell-properties style:vertical-align="middle" fo:padding-left="0.265cm" fo:padding-right="0.265cm" fo:padding-top="0.159cm" fo:padding-bottom="0.159cm" fo:border="0.05pt solid #dddddd"/>
    </style:style>
    <style:style style:name="Tabla25.B6" style:family="table-cell">
      <style:table-cell-properties style:vertical-align="middle" fo:padding-left="0.265cm" fo:padding-right="0.265cm" fo:padding-top="0.159cm" fo:padding-bottom="0.159cm" fo:border="0.05pt solid #dddddd"/>
    </style:style>
    <style:style style:name="Tabla25.A7" style:family="table-cell">
      <style:table-cell-properties style:vertical-align="middle" fo:padding-left="0.265cm" fo:padding-right="0.265cm" fo:padding-top="0.159cm" fo:padding-bottom="0.159cm" fo:border="0.05pt solid #dddddd"/>
    </style:style>
    <style:style style:name="Tabla25.B7" style:family="table-cell">
      <style:table-cell-properties style:vertical-align="middle" fo:padding-left="0.265cm" fo:padding-right="0.265cm" fo:padding-top="0.159cm" fo:padding-bottom="0.159cm" fo:border="0.05pt solid #dddddd"/>
    </style:style>
    <style:style style:name="Tabla25.A8" style:family="table-cell">
      <style:table-cell-properties style:vertical-align="middle" fo:padding-left="0.265cm" fo:padding-right="0.265cm" fo:padding-top="0.159cm" fo:padding-bottom="0.159cm" fo:border="0.05pt solid #dddddd"/>
    </style:style>
    <style:style style:name="Tabla25.B8" style:family="table-cell">
      <style:table-cell-properties style:vertical-align="middle" fo:padding-left="0.265cm" fo:padding-right="0.265cm" fo:padding-top="0.159cm" fo:padding-bottom="0.159cm" fo:border="0.05pt solid #dddddd"/>
    </style:style>
    <style:style style:name="P1" style:family="paragraph" style:parent-style-name="Footer">
      <style:paragraph-properties fo:text-align="center" style:justify-single-word="false"/>
    </style:style>
    <style:style style:name="P2" style:family="paragraph" style:parent-style-name="Text_20_body">
      <style:text-properties fo:font-variant="normal" fo:text-transform="none" fo:color="#333333" style:font-name="open sans" fo:font-size="25.5pt" fo:font-style="normal" fo:font-weight="normal"/>
    </style:style>
    <style:style style:name="P3" style:family="paragraph" style:parent-style-name="Text_20_body">
      <style:text-properties officeooo:paragraph-rsid="002fb2fc"/>
    </style:style>
    <style:style style:name="P4" style:family="paragraph" style:parent-style-name="Standard">
      <style:text-properties fo:font-variant="normal" fo:text-transform="none" fo:color="#333333" style:font-name="open sans" fo:font-size="25.5pt" fo:font-style="normal" fo:font-weight="normal"/>
    </style:style>
    <style:style style:name="P5"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222222" style:font-name="Roboto" fo:font-size="10.5pt" fo:letter-spacing="normal" fo:font-style="normal" fo:font-weight="normal" officeooo:paragraph-rsid="002fb2fc"/>
    </style:style>
    <style:style style:name="P6" style:family="paragraph" style:parent-style-name="Preformatted_20_Text">
      <style:paragraph-properties fo:margin-left="0cm" fo:margin-right="0cm" fo:margin-top="0.265cm" fo:margin-bottom="0.265cm" style:contextual-spacing="false" fo:text-indent="0cm" style:auto-text-indent="false" fo:padding-left="0.265cm" fo:padding-right="0.265cm" fo:padding-top="0.159cm" fo:padding-bottom="0.159cm" fo:border="0.06pt solid #dddddd"/>
      <style:text-properties officeooo:paragraph-rsid="002fb2fc"/>
    </style:style>
    <style:style style:name="P7"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2fb2fc"/>
    </style:style>
    <style:style style:name="P8" style:family="paragraph" style:parent-style-name="Text_20_body">
      <style:paragraph-properties fo:margin-left="0cm" fo:margin-right="0cm" fo:margin-top="0.265cm" fo:margin-bottom="0.265cm" style:contextual-spacing="false" style:line-height-at-least="0.582cm" fo:text-indent="0cm" style:auto-text-indent="false"/>
      <style:text-properties officeooo:paragraph-rsid="002fb2fc"/>
    </style:style>
    <style:style style:name="P9" style:family="paragraph" style:parent-style-name="Text_20_body">
      <style:paragraph-properties fo:margin-left="0cm" fo:margin-right="0cm" fo:margin-top="0.265cm" fo:margin-bottom="0.265cm" style:contextual-spacing="false" style:line-height-at-least="0.582cm" fo:text-indent="0cm" style:auto-text-indent="false" fo:padding="0cm" fo:border="none"/>
      <style:text-properties officeooo:paragraph-rsid="002fb2fc"/>
    </style:style>
    <style:style style:name="P10" style:family="paragraph" style:parent-style-name="Heading_20_6">
      <style:paragraph-properties fo:margin-left="0cm" fo:margin-right="0cm" fo:margin-top="0.635cm" fo:margin-bottom="0.37cm" style:contextual-spacing="false" fo:line-height="130%" fo:text-indent="0cm" style:auto-text-indent="false"/>
      <style:text-properties officeooo:paragraph-rsid="002fb2fc"/>
    </style:style>
    <style:style style:name="P11" style:family="paragraph" style:parent-style-name="List_20_Contents">
      <style:paragraph-properties fo:margin-left="0cm" fo:margin-right="0cm" fo:margin-top="0cm" fo:margin-bottom="0.499cm" style:contextual-spacing="false" style:line-height-at-least="0.582cm" fo:text-indent="0cm" style:auto-text-indent="false"/>
      <style:text-properties officeooo:paragraph-rsid="002fb2fc"/>
    </style:style>
    <style:style style:name="P12" style:family="paragraph" style:parent-style-name="List_20_Contents">
      <style:paragraph-properties fo:margin-left="0cm" fo:margin-right="0cm" fo:margin-top="0cm" fo:margin-bottom="0.499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2fb2fc"/>
    </style:style>
    <style:style style:name="P13" style:family="paragraph" style:parent-style-name="Heading_20_2">
      <style:paragraph-properties fo:margin-left="0cm" fo:margin-right="0cm" fo:margin-top="0.688cm" fo:margin-bottom="0.529cm" style:contextual-spacing="false" fo:text-indent="0cm" style:auto-text-indent="false"/>
      <style:text-properties fo:font-variant="normal" fo:text-transform="none" fo:color="#333333" style:font-name="open sans" fo:font-size="19.5pt" fo:font-style="normal" fo:font-weight="normal" officeooo:paragraph-rsid="002fb2fc"/>
    </style:style>
    <style:style style:name="P14" style:family="paragraph" style:parent-style-name="Text_20_body">
      <style:paragraph-properties fo:margin-left="0cm" fo:margin-right="0cm" fo:margin-top="0cm" fo:margin-bottom="0.265cm" style:contextual-spacing="false" style:line-height-at-least="0.582cm" fo:text-indent="0cm" style:auto-text-indent="false"/>
      <style:text-properties officeooo:paragraph-rsid="002fb2fc"/>
    </style:style>
    <style:style style:name="P15" style:family="paragraph" style:parent-style-name="Text_20_body">
      <style:paragraph-properties fo:margin-left="0cm" fo:margin-right="0cm" fo:margin-top="0cm" fo:margin-bottom="0.265cm" style:contextual-spacing="false" style:line-height-at-least="0.582cm" fo:text-indent="0cm" style:auto-text-indent="false"/>
      <style:text-properties fo:font-variant="normal" fo:text-transform="none" fo:color="#222222" style:font-name="Roboto" fo:font-size="10.5pt" fo:letter-spacing="normal" fo:font-style="normal" fo:font-weight="normal" officeooo:paragraph-rsid="002fb2fc"/>
    </style:style>
    <style:style style:name="P16"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28dd21" officeooo:paragraph-rsid="0028dd21" style:font-size-asian="36pt" style:font-size-complex="36pt"/>
    </style:style>
    <style:style style:name="P17" style:family="paragraph" style:parent-style-name="Heading_20_1">
      <style:text-properties fo:font-variant="normal" fo:text-transform="none" fo:color="#333333" style:font-name="open sans" fo:font-size="25.5pt" fo:letter-spacing="normal" fo:font-style="normal" fo:font-weight="normal"/>
    </style:style>
    <style:style style:name="P18" style:family="paragraph" style:parent-style-name="Preformatted_20_Text">
      <style:paragraph-properties fo:margin-top="0.265cm" fo:margin-bottom="0.265cm" style:contextual-spacing="false" fo:padding-left="0.265cm" fo:padding-right="0.265cm" fo:padding-top="0.159cm" fo:padding-bottom="0.159cm" fo:border="0.06pt solid #dddddd"/>
      <style:text-properties officeooo:paragraph-rsid="002fb2fc"/>
    </style:style>
    <style:style style:name="P19" style:family="paragraph" style:parent-style-name="List_20_Contents">
      <style:paragraph-properties fo:margin-left="1cm" fo:margin-right="0cm" fo:margin-top="0.265cm" fo:margin-bottom="0.265cm" style:contextual-spacing="false" style:line-height-at-least="0.582cm" fo:text-indent="0cm" style:auto-text-indent="false"/>
      <style:text-properties officeooo:paragraph-rsid="002fb2fc"/>
    </style:style>
    <style:style style:name="P20" style:family="paragraph" style:parent-style-name="List_20_Contents">
      <style:paragraph-properties fo:margin-top="0cm" fo:margin-bottom="0.499cm" style:contextual-spacing="false" style:line-height-at-least="0.582cm"/>
      <style:text-properties officeooo:paragraph-rsid="002fb2fc"/>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Table_20_Heading">
      <style:paragraph-properties fo:text-align="start" style:justify-single-word="false"/>
      <style:text-properties fo:color="#ffffff" officeooo:paragraph-rsid="002fb2fc"/>
    </style:style>
    <style:style style:name="P24" style:family="paragraph" style:parent-style-name="Table_20_Contents">
      <style:text-properties officeooo:paragraph-rsid="002fb2fc"/>
    </style:style>
    <style:style style:name="P25" style:family="paragraph" style:parent-style-name="Text_20_body" style:list-style-name="L1">
      <style:paragraph-properties fo:margin-left="0cm" fo:margin-right="0.101cm" fo:margin-top="0.101cm" fo:margin-bottom="0.101cm" style:contextual-spacing="false" style:line-height-at-least="0.582cm" fo:text-indent="0cm" style:auto-text-indent="false" fo:padding="0cm" fo:border="none"/>
      <style:text-properties officeooo:paragraph-rsid="002fb2fc"/>
    </style:style>
    <style:style style:name="P26" style:family="paragraph" style:parent-style-name="Text_20_body" style:list-style-name="L2">
      <style:paragraph-properties fo:margin-left="0cm" fo:margin-right="0.101cm" fo:margin-top="0.101cm" fo:margin-bottom="0.101cm" style:contextual-spacing="false" style:line-height-at-least="0.582cm" fo:text-indent="0cm" style:auto-text-indent="false" fo:padding="0cm" fo:border="none"/>
      <style:text-properties officeooo:paragraph-rsid="002fb2fc"/>
    </style:style>
    <style:style style:name="P27"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officeooo:paragraph-rsid="002fb2fc"/>
    </style:style>
    <style:style style:name="P28" style:family="paragraph" style:parent-style-name="Text_20_body" style:list-style-name="L3">
      <style:paragraph-properties fo:margin-left="0cm" fo:margin-right="0.265cm" fo:margin-top="0.265cm" fo:margin-bottom="0.265cm" style:contextual-spacing="false" style:line-height-at-least="0.582cm" fo:text-indent="0cm" style:auto-text-indent="false" fo:padding="0cm" fo:border="none"/>
      <style:text-properties fo:font-variant="normal" fo:text-transform="none" fo:color="#222222" style:font-name="Roboto" fo:font-size="10.5pt" fo:letter-spacing="normal" fo:font-style="normal" fo:font-weight="normal" officeooo:paragraph-rsid="002fb2fc"/>
    </style:style>
    <style:style style:name="P29" style:family="paragraph" style:parent-style-name="Text_20_body">
      <style:paragraph-properties fo:margin-left="0cm" fo:margin-right="0cm" fo:margin-top="0.265cm" fo:margin-bottom="0.265cm" style:contextual-spacing="false" style:line-height-at-least="0.582cm" fo:text-indent="0cm" style:auto-text-indent="false" fo:break-before="page"/>
      <style:text-properties fo:font-variant="normal" fo:text-transform="none" fo:color="#333333" style:font-name="open sans" fo:font-size="25.5pt" fo:letter-spacing="normal" fo:font-style="normal" fo:font-weight="normal" officeooo:paragraph-rsid="00318b3c"/>
    </style:style>
    <style:style style:name="P30" style:family="paragraph" style:parent-style-name="Text_20_body">
      <style:paragraph-properties fo:margin-left="0cm" fo:margin-right="0cm" fo:margin-top="0.265cm" fo:margin-bottom="0.265cm" style:contextual-spacing="false" style:line-height-at-least="0.582cm" fo:text-indent="0cm" style:auto-text-indent="false"/>
      <style:text-properties fo:font-variant="normal" fo:text-transform="none" fo:color="#333333" style:font-name="open sans" fo:font-size="25.5pt" fo:letter-spacing="normal" fo:font-style="normal" fo:font-weight="normal" officeooo:paragraph-rsid="00318b3c"/>
    </style:style>
    <style:style style:name="P31" style:family="paragraph" style:parent-style-name="Text_20_body">
      <style:paragraph-properties fo:margin-left="0.199cm" fo:margin-right="0.199cm" fo:margin-top="0.199cm" fo:margin-bottom="0.25cm" style:contextual-spacing="false" fo:text-align="center" style:justify-single-word="false" fo:text-indent="0cm" style:auto-text-indent="false" fo:background-color="transparent" fo:padding="0cm" fo:border="none" style:shadow="none">
        <style:background-image xlink:href="Pictures/100000000000059B000000C6AD4569BA.png" xlink:type="simple" xlink:actuate="onLoad" style:position="center center" style:repeat="no-repeat"/>
      </style:paragraph-properties>
      <style:text-properties fo:font-variant="normal" fo:text-transform="none" fo:color="#ffffff" style:font-name="open sans" fo:font-size="36pt" fo:font-style="normal" fo:font-weight="normal" officeooo:rsid="001fa1b8" officeooo:paragraph-rsid="00318b3c" style:font-size-asian="36pt" style:font-size-complex="36pt"/>
    </style:style>
    <style:style style:name="P32" style:family="paragraph" style:parent-style-name="Heading_20_1">
      <style:paragraph-properties fo:break-before="page"/>
      <style:text-properties fo:font-variant="normal" fo:text-transform="none" fo:color="#333333" style:font-name="open sans" fo:font-size="25.5pt" fo:font-style="normal" fo:font-weight="normal" officeooo:paragraph-rsid="002fb2fc"/>
    </style:style>
    <style:style style:name="T1" style:family="text">
      <style:text-properties fo:font-variant="normal" fo:text-transform="none" fo:color="#222222" style:font-name="Roboto" fo:font-size="10.5pt" fo:letter-spacing="normal" fo:font-style="normal" fo:font-weight="normal"/>
    </style:style>
    <style:style style:name="T2" style:family="text">
      <style:text-properties fo:font-variant="normal" fo:text-transform="none" fo:color="#222222" style:font-name="Roboto" fo:font-size="10.5pt" fo:letter-spacing="normal" fo:font-style="italic" fo:font-weight="normal"/>
    </style:style>
    <style:style style:name="T3" style:family="text">
      <style:text-properties fo:font-variant="normal" fo:text-transform="none" fo:color="#4285f4" style:text-line-through-style="none" style:text-line-through-type="none" style:font-name="Roboto" fo:font-size="10.5pt" fo:letter-spacing="normal" fo:font-style="normal" style:text-underline-style="none" fo:font-weight="normal" style:text-blinking="false"/>
    </style:style>
    <style:style style:name="T4" style:family="text">
      <style:text-properties fo:font-variant="normal" fo:text-transform="none" fo:color="#4285f4" style:text-line-through-style="none" style:text-line-through-type="none" style:font-name="Droid Sans Mono" fo:font-size="10.5pt" fo:letter-spacing="normal" fo:font-style="normal" style:text-underline-style="none" fo:font-weight="normal" style:text-blinking="false"/>
    </style:style>
    <style:style style:name="T5" style:family="text">
      <style:text-properties fo:font-variant="normal" fo:text-transform="none" fo:color="#007000" style:font-name="Droid Sans Mono" fo:font-size="10.5pt" fo:letter-spacing="normal" fo:font-style="normal" fo:font-weight="normal"/>
    </style:style>
    <style:style style:name="T6" style:family="text">
      <style:text-properties fo:font-variant="normal" fo:text-transform="none" fo:color="#000000" style:font-name="Droid Sans Mono" fo:font-size="9.75pt" fo:letter-spacing="normal" fo:font-style="normal" fo:font-weight="normal"/>
    </style:style>
    <style:style style:name="T7" style:family="text">
      <style:text-properties fo:font-variant="normal" fo:text-transform="none" fo:color="#000000" fo:letter-spacing="normal"/>
    </style:style>
    <style:style style:name="T8" style:family="text">
      <style:text-properties fo:font-variant="normal" fo:text-transform="none" fo:color="#666600" style:font-name="Droid Sans Mono" fo:font-size="9.75pt" fo:letter-spacing="normal" fo:font-style="normal" fo:font-weight="normal"/>
    </style:style>
    <style:style style:name="T9" style:family="text">
      <style:text-properties fo:font-variant="normal" fo:text-transform="none" fo:color="#006666" style:font-name="Droid Sans Mono" fo:font-size="9.75pt" fo:letter-spacing="normal" fo:font-style="normal" fo:font-weight="normal"/>
    </style:style>
    <style:style style:name="T10" style:family="text">
      <style:text-properties fo:font-variant="normal" fo:text-transform="none" fo:color="#008800" style:font-name="Droid Sans Mono" fo:font-size="9.75pt" fo:letter-spacing="normal" fo:font-style="normal" fo:font-weight="normal"/>
    </style:style>
    <style:style style:name="T11" style:family="text">
      <style:text-properties fo:font-variant="normal" fo:text-transform="none" fo:color="#000088" style:font-name="Droid Sans Mono" fo:font-size="9.75pt" fo:letter-spacing="normal" fo:font-style="normal" fo:font-weight="normal"/>
    </style:style>
    <style:style style:name="T12" style:family="text">
      <style:text-properties fo:font-variant="normal" fo:text-transform="none" fo:color="#880000" style:font-name="Droid Sans Mono" fo:font-size="9.75pt" fo:letter-spacing="normal" fo:font-style="normal" fo:font-weight="normal"/>
    </style:style>
    <style:style style:name="T13" style:family="text">
      <style:text-properties fo:font-variant="normal" fo:text-transform="none" fo:color="#333333" style:font-name="Droid Sans Mono" fo:font-size="10.5pt" fo:letter-spacing="normal" fo:font-style="normal" fo:font-weight="bold"/>
    </style:style>
    <style:style style:name="T14" style:family="text">
      <style:text-properties fo:font-variant="normal" fo:text-transform="none" fo:color="#333333" style:font-name="Roboto" fo:font-size="10.5pt" fo:letter-spacing="normal" fo:font-style="normal" fo:font-weight="bold"/>
    </style:style>
    <style:style style:name="T15" style:family="text">
      <style:text-properties officeooo:rsid="002fb2fc"/>
    </style:style>
    <style:style style:name="T16" style:family="text">
      <style:text-properties fo:color="#777777" style:font-name="Roboto" fo:font-size="10.5pt" fo:font-style="italic"/>
    </style:style>
    <style:style style:name="T17" style:family="text">
      <style:text-properties fo:color="#777777" style:font-name="Roboto" fo:font-size="10.5pt" fo:font-style="italic" officeooo:rsid="0023ddc6"/>
    </style:style>
    <style:style style:name="T18" style:family="text">
      <style:text-properties fo:color="#4285f4" style:text-line-through-style="none" style:text-line-through-type="none" style:font-name="Roboto" fo:font-size="10.5pt" fo:font-style="italic" style:text-underline-style="none" style:text-blinking="false"/>
    </style:style>
    <style:style style:name="T19" style:family="text">
      <style:text-properties fo:color="#4285f4" style:text-line-through-style="none" style:text-line-through-type="none" style:font-name="Roboto" fo:font-size="10.5pt" fo:font-style="italic" style:text-underline-style="none" officeooo:rsid="0023ddc6" style:text-blinking="false"/>
    </style:style>
    <style:style style:name="T20" style:family="text">
      <style:text-properties fo:font-size="24pt" officeooo:rsid="003f26af" style:font-size-asian="24pt" style:font-size-complex="24pt"/>
    </style:style>
    <style:style style:name="T21" style:family="text">
      <style:text-properties fo:font-size="24pt" officeooo:rsid="00318b3c" style:font-size-asian="24pt" style:font-size-complex="24pt"/>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n19" text:anchor-type="page" text:anchor-page-number="1" svg:x="4.918cm" svg:y="3.228cm" svg:width="10.583cm" svg:height="5.741cm" draw:z-index="10">
        <draw:image xlink:href="https://lh3.googleusercontent.com/TwNXlBxQ-5KqjrzuN6KgiCfGHFolQR8Akka6kYVIgkFogyP9v7Jhug9uOntDxIAPr1L40xz0K3ZfZoFSmUFXRn7pSqgKV8iYAqJ4jhes0HrtvEb3RJN4FZkG9ceuWDqYCI1T" xlink:type="simple" xlink:show="embed" xlink:actuate="onLoad"/>
      </draw:frame>
      <text:p text:style-name="P4"/>
      <text:p text:style-name="P4"/>
      <text:p text:style-name="P4"/>
      <text:p text:style-name="P4"><text:bookmark text:name="docs-internal-guid-d924d5e3-85ff-1010-a3f4-a83611e42ced"/></text:p>
      <text:p text:style-name="P2"/>
      <text:p text:style-name="P2"/>
      <text:p text:style-name="P31"><text:s/>GOOGLE APP ENGINE</text:p>
      <text:p text:style-name="P31"><text:span text:style-name="T20">CHAPTER </text:span><text:span text:style-name="T21">4</text:span></text:p>
      <text:p text:style-name="P16">PHP: <text:span text:style-name="T15">Handling Requests</text:span></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p text:style-name="P21"><text:a xlink:type="simple" xlink:href="#__RefHeading__92710_1631246758" text:style-name="Index_20_Link" text:visited-style-name="Index_20_Link"><text:span text:style-name="T1">Handling Requests<text:tab/>3</text:span></text:a></text:p>
          <text:p text:style-name="P22"><text:a xlink:type="simple" xlink:href="#__RefHeading__92712_1631246758" text:style-name="Index_20_Link" text:visited-style-name="Index_20_Link"><text:span text:style-name="T1">Requests and domains<text:tab/>3</text:span></text:a></text:p>
          <text:p text:style-name="P22"><text:a xlink:type="simple" xlink:href="#__RefHeading__92714_1631246758" text:style-name="Index_20_Link" text:visited-style-name="Index_20_Link"><text:span text:style-name="T1">Requests<text:tab/>4</text:span></text:a></text:p>
          <text:p text:style-name="P22"><text:a xlink:type="simple" xlink:href="#__RefHeading__92716_1631246758" text:style-name="Index_20_Link" text:visited-style-name="Index_20_Link"><text:span text:style-name="T1">Request headers<text:tab/>4</text:span></text:a></text:p>
          <text:p text:style-name="P22"><text:a xlink:type="simple" xlink:href="#__RefHeading__92718_1631246758" text:style-name="Index_20_Link" text:visited-style-name="Index_20_Link"><text:span text:style-name="T1">Responses<text:tab/>6</text:span></text:a></text:p>
          <text:p text:style-name="P22"><text:a xlink:type="simple" xlink:href="#__RefHeading__92720_1631246758" text:style-name="Index_20_Link" text:visited-style-name="Index_20_Link"><text:span text:style-name="T1">The request timer<text:tab/>8</text:span></text:a></text:p>
          <text:p text:style-name="P22"><text:a xlink:type="simple" xlink:href="#__RefHeading__92722_1631246758" text:style-name="Index_20_Link" text:visited-style-name="Index_20_Link"><text:span text:style-name="T1">SPDY<text:tab/>9</text:span></text:a></text:p>
          <text:p text:style-name="P22"><text:a xlink:type="simple" xlink:href="#__RefHeading__92724_1631246758" text:style-name="Index_20_Link" text:visited-style-name="Index_20_Link"><text:span text:style-name="T1">Logging<text:tab/>9</text:span></text:a></text:p>
          <text:p text:style-name="P22"><text:a xlink:type="simple" xlink:href="#__RefHeading__92726_1631246758" text:style-name="Index_20_Link" text:visited-style-name="Index_20_Link"><text:span text:style-name="T1">App caching<text:tab/>10</text:span></text:a></text:p>
          <text:p text:style-name="P22"><text:a xlink:type="simple" xlink:href="#__RefHeading__92728_1631246758" text:style-name="Index_20_Link" text:visited-style-name="Index_20_Link"><text:span text:style-name="T1">Quotas and limits<text:tab/>10</text:span></text:a></text:p>
        </text:index-body>
      </text:table-of-content>
      <text:h text:style-name="P17" text:outline-level="1"/>
      <text:p text:style-name="P29"/>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pan text:style-name="T17">Información extraida de la documentación oficial de GOOGLE APP ENGINE, recopilada en PDF para su mejor distribucción. </text:span><text:span text:style-name="T16">A menos que se indique lo contrario, el contenido de esta página tiene la </text:span><text:a xlink:type="simple" xlink:href="http://creativecommons.org/licenses/by/3.0/"><text:span text:style-name="T18">Licencia de Creative Commons Atribución 3.0</text:span></text:a><text:span text:style-name="T16">, y las muestras de código tienen la </text:span><text:a xlink:type="simple" xlink:href="http://www.apache.org/licenses/LICENSE-2.0"><text:span text:style-name="T18">Licencia Apache 2.0</text:span></text:a><text:span text:style-name="T16">. Para obtener más información, consulta las </text:span><text:a xlink:type="simple" xlink:href="https://cloud.google.com/site-policies"><text:span text:style-name="T19">Políticas de Google App Engine</text:span></text:a><text:span text:style-name="T16">.</text:span></text:p>
      <text:h text:style-name="P32" text:outline-level="1"><text:bookmark-start text:name="__RefHeading__92710_1631246758"/>Handling Requests<text:bookmark-end text:name="__RefHeading__92710_1631246758"/></text:h>
      <text:h text:style-name="P13" text:outline-level="2"><text:bookmark-start text:name="__RefHeading__92712_1631246758"/><text:bookmark text:name="PHP_Requests_and_domains"/>Requests and domains<text:bookmark-end text:name="__RefHeading__92712_1631246758"/></text:h>
      <text:p text:style-name="P14"><text:span text:style-name="T1">App Engine determines that an incoming request is intended for your application using the domain name of the request. A request whose domain name is </text:span><text:span text:style-name="Source_20_Text"><text:span text:style-name="T5">http://your_app_id.appspot.com</text:span></text:span><text:span text:style-name="T1"> is routed to the application whose ID is </text:span><text:span text:style-name="Source_20_Text"><text:span text:style-name="T5">your_app_id</text:span></text:span><text:span text:style-name="T1">. Every application gets an </text:span><text:span text:style-name="Source_20_Text"><text:span text:style-name="T5">appspot.com</text:span></text:span><text:span text:style-name="T1"> domain name for free.</text:span></text:p>
      <text:p text:style-name="P8"><text:span text:style-name="Source_20_Text"><text:span text:style-name="T5">appspot.com</text:span></text:span><text:span text:style-name="T1"> domains also support subdomains of the form </text:span><text:span text:style-name="Source_20_Text"><text:span text:style-name="T5">subdomain-dot-your_app_id.appspot.com</text:span></text:span><text:span text:style-name="T1">, where </text:span><text:span text:style-name="Source_20_Text"><text:span text:style-name="T5">subdomain</text:span></text:span><text:span text:style-name="T1"> can be any string allowed in one part of a domain name (not </text:span><text:span text:style-name="Source_20_Text"><text:span text:style-name="T5">.</text:span></text:span><text:span text:style-name="T1">). Requests sent to any subdomain in this way are routed to your application.</text:span></text:p>
      <text:p text:style-name="P8"><text:span text:style-name="T1">You can set up a custom top-level domain using Google Apps. With Google Apps, you assign subdomains of your business's domain to various applications, such as Google Mail or Sites. You can also associate an App Engine application with a subdomain. For convenience, you can set up a Google Apps domain when you register your application ID, or later from the Administrator Console. See </text:span><text:a xlink:type="simple" xlink:href="https://cloud.google.com/appengine/articles/domains"><text:span text:style-name="T3">Deploying your Application on your Google Apps URL</text:span></text:a><text:span text:style-name="T1">for more information.</text:span></text:p>
      <text:p text:style-name="P8"><text:span text:style-name="T1">Requests for these URLs all go to the version of your application that you have selected as the default version in the Administration Console. Each version of your application also has its own URL, so you can deploy and test a new version before making it the default version. The version-specific URL uses the version identifier from your app's configuration file in addition to the </text:span><text:span text:style-name="Source_20_Text"><text:span text:style-name="T5">appspot.com</text:span></text:span><text:span text:style-name="T1"> domain name, in this pattern: </text:span><text:span text:style-name="Source_20_Text"><text:span text:style-name="T5">http://version_id-dot-latest-dot-your_app_id.appspot.com</text:span></text:span><text:span text:style-name="T1"> You can also use subdomains with the version-specific URL:</text:span><text:span text:style-name="Source_20_Text"><text:span text:style-name="T5">http://subdomain-dot-version_id-dot-latest-dot-your_app_id.appspot.com</text:span></text:span></text:p>
      <text:p text:style-name="P8"><text:span text:style-name="T1">The domain name used for the request is included in the request data passed to the application. If you want your app to respond differently depending on the domain name used to access it (such as to restrict access to certain domains, or redirect to an official domain), you can check the request data (such as the </text:span><text:span text:style-name="Source_20_Text"><text:span text:style-name="T5">Host</text:span></text:span><text:span text:style-name="T1"> request header) for the domain from within the application code and respond accordingly.</text:span></text:p>
      <text:p text:style-name="P9"><text:span text:style-name="T1">Please note that in April of 2013, Google stopped issuing SSL certificates for double-wildcard domains hosted at </text:span><text:span text:style-name="Source_20_Text"><text:span text:style-name="T5">appspot.com</text:span></text:span><text:span text:style-name="T1"> (i.e. </text:span><text:span text:style-name="Source_20_Text"><text:span text:style-name="T5">*.*.appspot.com</text:span></text:span><text:span text:style-name="T1">). If you rely on such URLs for HTTPS access to your application, please change any application logic to use "-dot-" instead of ".". For example, to access version "1" of application "myapp" use "https://1-dot-myapp.appspot.com" instead of "https://1.myapp.appspot.com." If you continue to use "https://1.myapp.appspot.com" the certificate will not match, which will result in an error </text:span><text:soft-page-break/><text:span text:style-name="T1">for any User-Agent that expects the URL and certificate to match exactly.</text:span></text:p>
      <text:h text:style-name="P13" text:outline-level="2"><text:bookmark-start text:name="__RefHeading__92714_1631246758"/><text:bookmark text:name="PHP_Requests"/>Requests<text:bookmark-end text:name="__RefHeading__92714_1631246758"/></text:h>
      <text:p text:style-name="P14"><text:span text:style-name="T1">When App Engine receives a web request for your application, it calls the handler script that corresponds to the URL, as described in the application's </text:span><text:a xlink:type="simple" xlink:href="https://cloud.google.com/appengine/docs/php/config/appconfig"><text:span text:style-name="T3">app.yaml</text:span></text:a><text:span text:style-name="T1"> configuration file .</text:span></text:p>
      <text:p text:style-name="P7">App Engine runs multiple instances of your application, each instance has its own web server for handling requests. Any request can be routed to any instance, so consecutive requests from the same user are not necessarily sent to the same instance. The number of instances can be adjusted automatically as traffic changes.</text:p>
      <text:p text:style-name="P7">The server determines which PHP handler script to run by comparing the URL of the request to the URL patterns in the app's configuration file. It then runs the script populated with the request data. The server puts the request data in environment variables and the standard input stream. The script performs actions appropriate to the request, then prepares a response and puts it on the standard output stream.</text:p>
      <text:h text:style-name="P13" text:outline-level="2"><text:bookmark-start text:name="__RefHeading__92716_1631246758"/><text:bookmark text:name="PHP_Request_headers"/>Request headers<text:bookmark-end text:name="__RefHeading__92716_1631246758"/></text:h>
      <text:p text:style-name="P15">An incoming HTTP request includes the HTTP headers sent by the client. For security purposes, some headers are sanitized or amended by intermediate proxies before they reach the application.</text:p>
      <text:p text:style-name="P7">The following headers are removed from the request:</text:p>
      <text:list xml:id="list812907839826822250" text:style-name="L1">
        <text:list-item>
          <text:p text:style-name="P25"><text:span text:style-name="Source_20_Text"><text:span text:style-name="T5">Accept-Encoding</text:span></text:span></text:p>
        </text:list-item>
        <text:list-item>
          <text:p text:style-name="P25"><text:span text:style-name="Source_20_Text"><text:span text:style-name="T5">Connection</text:span></text:span></text:p>
        </text:list-item>
        <text:list-item>
          <text:p text:style-name="P25"><text:span text:style-name="Source_20_Text"><text:span text:style-name="T5">Keep-Alive</text:span></text:span></text:p>
        </text:list-item>
        <text:list-item>
          <text:p text:style-name="P25"><text:span text:style-name="Source_20_Text"><text:span text:style-name="T5">Proxy-Authorization</text:span></text:span></text:p>
        </text:list-item>
        <text:list-item>
          <text:p text:style-name="P25"><text:span text:style-name="Source_20_Text"><text:span text:style-name="T5">TE</text:span></text:span></text:p>
        </text:list-item>
        <text:list-item>
          <text:p text:style-name="P25"><text:span text:style-name="Source_20_Text"><text:span text:style-name="T5">Trailer</text:span></text:span></text:p>
        </text:list-item>
        <text:list-item>
          <text:p text:style-name="P25"><text:span text:style-name="Source_20_Text"><text:span text:style-name="T5">Transfer-Encoding</text:span></text:span></text:p>
        </text:list-item>
      </text:list>
      <text:p text:style-name="P8"><text:span text:style-name="T1">In addition, the header </text:span><text:span text:style-name="Source_20_Text"><text:span text:style-name="T5">Strict-Transport-Security</text:span></text:span><text:span text:style-name="T1"> is removed from requests served to any domains other than </text:span><text:span text:style-name="Source_20_Text"><text:span text:style-name="T5">appspot.com</text:span></text:span><text:span text:style-name="T1"> or </text:span><text:span text:style-name="Source_20_Text"><text:span text:style-name="T5">*.appspot.com</text:span></text:span><text:span text:style-name="T1">.</text:span></text:p>
      <text:p text:style-name="P8"><text:span text:style-name="T1">These headers relate to the transfer of the HTTP data between the client and server, and are transparent to the application. For example, the server may automatically send a gzipped response, depending on the value of the</text:span><text:span text:style-name="Source_20_Text"><text:span text:style-name="T5">Accept-Encoding</text:span></text:span><text:span text:style-name="T1"> request header. The application itself does not need to know which content encodings the client can accept.</text:span></text:p>
      <text:p text:style-name="P3"><text:soft-page-break/><text:span text:style-name="Strong_20_Emphasis">Note:</text:span> Entity headers (headers relating to the request body) are not sanitized or checked, so applications should not rely on them. In particular, the <text:span text:style-name="Source_20_Text"><text:span text:style-name="T5">Content-MD5</text:span></text:span> request header is sent unmodified to the application, so may not match the MD5 hash of the content. Also, the <text:span text:style-name="Source_20_Text"><text:span text:style-name="T5">Content-Encoding</text:span></text:span> request header is not checked by the server, so if the client sends a gzipped request body, it will be sent in compressed form to the application.</text:p>
      <text:p text:style-name="P7">As a service to the app, App Engine adds some headers:</text:p>
      <text:h text:style-name="P10" text:outline-level="6"><text:bookmark text:name="x-appengine-country"/><text:span text:style-name="Source_20_Text"><text:span text:style-name="T13">X-AppEngine-Country</text:span></text:span></text:h>
      <text:p text:style-name="P11"><text:span text:style-name="T1">Country from which the request originated, as an </text:span><text:a xlink:type="simple" xlink:href="https://en.wikipedia.org/wiki/ISO_3166-1_alpha-2"><text:span text:style-name="T3">ISO 3166-1 alpha-2</text:span></text:a><text:span text:style-name="T1"> country code. App Engine determines this code from the client's IP address.</text:span></text:p>
      <text:h text:style-name="P10" text:outline-level="6"><text:bookmark text:name="x-appengine-region"/><text:span text:style-name="Source_20_Text"><text:span text:style-name="T13">X-AppEngine-Region</text:span></text:span></text:h>
      <text:p text:style-name="P11"><text:span text:style-name="T1">Name of region from which the request originated. This value only makes sense in the context of the country in </text:span><text:span text:style-name="Source_20_Text"><text:span text:style-name="T5">X-AppEngine-Country</text:span></text:span><text:span text:style-name="T1">. For example, if the country is "US" and the region is "ca", that "ca" means "California", not Canada.</text:span></text:p>
      <text:h text:style-name="P10" text:outline-level="6"><text:bookmark text:name="x-appengine-city"/><text:span text:style-name="Source_20_Text"><text:span text:style-name="T13">X-AppEngine-City</text:span></text:span></text:h>
      <text:p text:style-name="P11"><text:span text:style-name="T1">Name of the city from which the request originated. For example, a request from the city of Mountain View might have the header value </text:span><text:span text:style-name="Source_20_Text"><text:span text:style-name="T5">mountain view</text:span></text:span><text:span text:style-name="T1">.</text:span></text:p>
      <text:h text:style-name="P10" text:outline-level="6"><text:bookmark text:name="x-appengine-citylatlong"/><text:span text:style-name="Source_20_Text"><text:span text:style-name="T13">X-AppEngine-CityLatLong</text:span></text:span></text:h>
      <text:p text:style-name="P12">Latitude and longitude of the city from which the request originated. This string might look like "37.386051,-122.083851" for a request from Mountain View.</text:p>
      <text:h text:style-name="P13" text:outline-level="2"><text:bookmark-start text:name="__RefHeading__92718_1631246758"/><text:bookmark text:name="PHP_Responses"/>Responses<text:bookmark-end text:name="__RefHeading__92718_1631246758"/></text:h>
      <text:p text:style-name="P14"><text:span text:style-name="T1">App Engine calls the script with the </text:span><text:span text:style-name="Source_20_Text"><text:span text:style-name="T5">$_REQUEST</text:span></text:span><text:span text:style-name="T1"> array populated, buffers any output from the script, and when the script completes execution, sends the buffered output to the end user.</text:span></text:p>
      <text:p text:style-name="P7">App Engine does not support sending data to the client, performing more calculations in the application, then sending more data. In other words, App Engine does not support "streaming" data in response to a single request.</text:p>
      <text:p text:style-name="P8"><text:span text:style-name="T1">Dynamic responses are limited to 32MB. If a script handler generates a response larger than this limit, the server sends back an empty response with a 500 Internal Server Error </text:span><text:soft-page-break/><text:span text:style-name="T1">status code. This limitation does not apply to responses that serve data from </text:span><text:a xlink:type="simple" xlink:href="https://cloud.google.com/appengine/docs/php/googlestorage"><text:span text:style-name="T3">Google Cloud Storage</text:span></text:a><text:span text:style-name="T1"> .</text:span></text:p>
      <text:p text:style-name="P8"><text:span text:style-name="T1">If the client sends HTTP headers with the request indicating that the client can accept compressed (gzipped) content, App Engine compresses the response data automatically and attaches the appropriate response headers. It uses both the </text:span><text:span text:style-name="Source_20_Text"><text:span text:style-name="T5">Accept-Encoding</text:span></text:span><text:span text:style-name="T1"> and </text:span><text:span text:style-name="Source_20_Text"><text:span text:style-name="T5">User-Agent</text:span></text:span><text:span text:style-name="T1"> request headers to determine if the client can reliably receive compressed responses. Custom clients can indicate that they are able to receive compressed responses by specifying both </text:span><text:span text:style-name="Source_20_Text"><text:span text:style-name="T5">Accept-Encoding</text:span></text:span><text:span text:style-name="T1"> and </text:span><text:span text:style-name="Source_20_Text"><text:span text:style-name="T5">User-Agent</text:span></text:span><text:span text:style-name="T1"> headers with a value of </text:span><text:span text:style-name="Source_20_Text"><text:span text:style-name="T5">gzip</text:span></text:span><text:span text:style-name="T1">. The</text:span><text:span text:style-name="Source_20_Text"><text:span text:style-name="T5">Content-Type</text:span></text:span><text:span text:style-name="T1"> of the response is also used to determine whether compression is appropriate; in general, text-based content types are compressed, whereas binary content types are not.</text:span></text:p>
      <text:p text:style-name="P3"><text:span text:style-name="Strong_20_Emphasis">Note:</text:span> In the absence of a <text:span text:style-name="Source_20_Text"><text:span text:style-name="T5">Content-Type</text:span></text:span> header provided by your application, a default <text:span text:style-name="Source_20_Text"><text:span text:style-name="T5">Content-Type: text/html</text:span></text:span> header will be set, but the automatic gzip compression will not be applied.</text:p>
      <text:p text:style-name="P7">The following headers are ignored and removed from the response:</text:p>
      <text:list xml:id="list4537399274876369172" text:style-name="L2">
        <text:list-item>
          <text:p text:style-name="P26"><text:span text:style-name="Source_20_Text"><text:span text:style-name="T5">Connection</text:span></text:span></text:p>
        </text:list-item>
        <text:list-item>
          <text:p text:style-name="P26"><text:span text:style-name="Source_20_Text"><text:span text:style-name="T5">Content-Encoding</text:span></text:span></text:p>
        </text:list-item>
        <text:list-item>
          <text:p text:style-name="P26"><text:span text:style-name="Source_20_Text"><text:span text:style-name="T5">Content-Length</text:span></text:span></text:p>
        </text:list-item>
        <text:list-item>
          <text:p text:style-name="P26"><text:span text:style-name="Source_20_Text"><text:span text:style-name="T5">Date</text:span></text:span></text:p>
        </text:list-item>
        <text:list-item>
          <text:p text:style-name="P26"><text:span text:style-name="Source_20_Text"><text:span text:style-name="T5">Keep-Alive</text:span></text:span></text:p>
        </text:list-item>
        <text:list-item>
          <text:p text:style-name="P26"><text:span text:style-name="Source_20_Text"><text:span text:style-name="T5">Proxy-Authenticate</text:span></text:span></text:p>
        </text:list-item>
        <text:list-item>
          <text:p text:style-name="P26"><text:span text:style-name="Source_20_Text"><text:span text:style-name="T5">Server</text:span></text:span></text:p>
        </text:list-item>
        <text:list-item>
          <text:p text:style-name="P26"><text:span text:style-name="Source_20_Text"><text:span text:style-name="T5">Trailer</text:span></text:span></text:p>
        </text:list-item>
        <text:list-item>
          <text:p text:style-name="P26"><text:span text:style-name="Source_20_Text"><text:span text:style-name="T5">Transfer-Encoding</text:span></text:span></text:p>
        </text:list-item>
        <text:list-item>
          <text:p text:style-name="P26"><text:span text:style-name="Source_20_Text"><text:span text:style-name="T5">Upgrade</text:span></text:span></text:p>
        </text:list-item>
      </text:list>
      <text:p text:style-name="P8"><text:span text:style-name="T1">In addition, the header </text:span><text:span text:style-name="Source_20_Text"><text:span text:style-name="T5">Strict-Transport-Security</text:span></text:span><text:span text:style-name="T1"> is removed from responses served from any domains other than </text:span><text:span text:style-name="Source_20_Text"><text:span text:style-name="T5">*.appspot.com</text:span></text:span><text:span text:style-name="T1">.</text:span></text:p>
      <text:p text:style-name="P7">Headers with non-ASCII characters in either the name or value are also removed. In addition, the following headers are added or replaced in the response:</text:p>
      <text:h text:style-name="P10" text:outline-level="6"><text:bookmark text:name="cache-control_expires_and_vary"/><text:soft-page-break/><text:span text:style-name="Source_20_Text"><text:span text:style-name="T13">Cache-Control</text:span></text:span><text:span text:style-name="T14">, </text:span><text:span text:style-name="Source_20_Text"><text:span text:style-name="T13">Expires</text:span></text:span><text:span text:style-name="T14"> and </text:span><text:span text:style-name="Source_20_Text"><text:span text:style-name="T13">Vary</text:span></text:span></text:h>
      <text:p text:style-name="P19"><text:span text:style-name="T1">These headers specify caching policy to intermediate web proxies (such as Internet Service Providers) and browsers. If your script sets these headers, they will usually be unmodified, unless the response has a Set-Cookie header, or is generated for a user who is signed in using an administrator account. Static handlers will set these headers as directed by the </text:span><text:a xlink:type="simple" xlink:href="https://cloud.google.com/appengine/docs/php/config/appconfig#PHP_app_yaml_Static_file_handlers"><text:span text:style-name="T3">configuration file</text:span></text:a><text:span text:style-name="T1">. If you do not specify a </text:span><text:span text:style-name="Source_20_Text"><text:span text:style-name="T5">Cache-Control</text:span></text:span><text:span text:style-name="T1">, the server may set it to </text:span><text:span text:style-name="Source_20_Text"><text:span text:style-name="T5">private</text:span></text:span><text:span text:style-name="T1">, and add a </text:span><text:span text:style-name="Source_20_Text"><text:span text:style-name="T5">Vary: Accept-Encoding</text:span></text:span><text:span text:style-name="T1"> header.</text:span></text:p>
      <text:p text:style-name="P19"><text:span text:style-name="T1">If you have a Set-Cookie response header, the </text:span><text:span text:style-name="Source_20_Text"><text:span text:style-name="T5">Cache-Control</text:span></text:span><text:span text:style-name="T1"> header will be set to </text:span><text:span text:style-name="Source_20_Text"><text:span text:style-name="T5">private</text:span></text:span><text:span text:style-name="T1"> (if it is not already more restrictive) and the </text:span><text:span text:style-name="Source_20_Text"><text:span text:style-name="T5">Expires</text:span></text:span><text:span text:style-name="T1"> header will be set to the current date (if it is not already in the past). Generally, this will allow browsers to cache the response, but not intermediate proxy servers. This is for security reasons, since if the response was cached publicly, another user could subsequently request the same resource, and retrieve the first user's cookie.</text:span></text:p>
      <text:p text:style-name="P20"><text:span text:style-name="Strong_20_Emphasis"><text:span text:style-name="T1">Note:</text:span></text:span><text:span text:style-name="T1"> The development server disables caching by default (for both script and static content), so that if you do not specify caching headers, you will not have cached content while developing your app.</text:span></text:p>
      <text:h text:style-name="P10" text:outline-level="6"><text:bookmark text:name="content-encoding"/><text:span text:style-name="Source_20_Text"><text:span text:style-name="T13">Content-Encoding</text:span></text:span></text:h>
      <text:p text:style-name="P11"><text:span text:style-name="T1">Depending upon the request headers and response </text:span><text:span text:style-name="Source_20_Text"><text:span text:style-name="T5">Content-Type</text:span></text:span><text:span text:style-name="T1">, the server may automatically compress the response body, as described above. In this case, it adds a </text:span><text:span text:style-name="Source_20_Text"><text:span text:style-name="T5">Content-Encoding: gzip</text:span></text:span><text:span text:style-name="T1">header to indicate that the body is compressed.</text:span></text:p>
      <text:h text:style-name="P10" text:outline-level="6"><text:bookmark text:name="content-length_or_transfer-encoding"/><text:span text:style-name="Source_20_Text"><text:span text:style-name="T13">Content-Length</text:span></text:span><text:span text:style-name="T14"> or </text:span><text:span text:style-name="Source_20_Text"><text:span text:style-name="T13">Transfer-Encoding</text:span></text:span></text:h>
      <text:p text:style-name="P11"><text:span text:style-name="T1">The server always ignores the </text:span><text:span text:style-name="Source_20_Text"><text:span text:style-name="T5">Content-Length</text:span></text:span><text:span text:style-name="T1"> header returned by the application. It will either set</text:span><text:span text:style-name="Source_20_Text"><text:span text:style-name="T5">Content-Length</text:span></text:span><text:span text:style-name="T1"> to the length of the body (after compression, if compression is applied), or delete</text:span><text:span text:style-name="Source_20_Text"><text:span text:style-name="T5">Content-Length</text:span></text:span><text:span text:style-name="T1">, and use chunked transfer encoding (adding a </text:span><text:span text:style-name="Source_20_Text"><text:span text:style-name="T5">Transfer-Encoding: chunked</text:span></text:span><text:span text:style-name="T1">header).</text:span></text:p>
      <text:h text:style-name="P10" text:outline-level="6"><text:bookmark text:name="content-type"/><text:span text:style-name="Source_20_Text"><text:span text:style-name="T13">Content-Type</text:span></text:span></text:h>
      <text:p text:style-name="P19"><text:span text:style-name="T1">If not specified by the application, the server will set a default </text:span><text:span text:style-name="Source_20_Text"><text:span text:style-name="T5">Content-Type: text/html</text:span></text:span><text:span text:style-name="T1"> header.</text:span></text:p>
      <text:h text:style-name="P10" text:outline-level="6"><text:bookmark text:name="date"/><text:span text:style-name="Source_20_Text"><text:span text:style-name="T13">Date</text:span></text:span></text:h>
      <text:p text:style-name="P12">Set to the current date and time.</text:p>
      <text:h text:style-name="P10" text:outline-level="6"><text:bookmark text:name="server"/><text:soft-page-break/><text:span text:style-name="Source_20_Text"><text:span text:style-name="T13">Server</text:span></text:span></text:h>
      <text:p text:style-name="P11"><text:span text:style-name="T1">Set to </text:span><text:span text:style-name="Source_20_Text"><text:span text:style-name="T5">Google Frontend</text:span></text:span><text:span text:style-name="T1">. The development server sets this to </text:span><text:span text:style-name="Source_20_Text"><text:span text:style-name="T5">Development/x</text:span></text:span><text:span text:style-name="T1">, where </text:span><text:span text:style-name="Emphasis"><text:span text:style-name="T2">x</text:span></text:span><text:span text:style-name="T1"> is the version number.</text:span></text:p>
      <text:p text:style-name="P7">If you access your site while signed in using an administrator account, App Engine includes per-request statistics in the response headers:</text:p>
      <text:h text:style-name="P10" text:outline-level="6"><text:bookmark text:name="x-appengine-estimated-cpm-us-dollars"/><text:span text:style-name="Source_20_Text"><text:span text:style-name="T13">X-AppEngine-Estimated-CPM-US-Dollars</text:span></text:span></text:h>
      <text:p text:style-name="P12">An estimate of what 1,000 requests similar to this request would cost in US dollars.</text:p>
      <text:h text:style-name="P10" text:outline-level="6"><text:bookmark text:name="x-appengine-resource-usage"/><text:span text:style-name="Source_20_Text"><text:span text:style-name="T13">X-AppEngine-Resource-Usage</text:span></text:span></text:h>
      <text:p text:style-name="P12">The resources used by the request, including server-side time as a number of milliseconds.</text:p>
      <text:p text:style-name="P7">Responses with resource usage statistics will be made uncacheable.</text:p>
      <text:h text:style-name="P13" text:outline-level="2"><text:bookmark-start text:name="__RefHeading__92720_1631246758"/><text:bookmark text:name="PHP_The_request_timer"/>The request timer<text:bookmark-end text:name="__RefHeading__92720_1631246758"/></text:h>
      <text:p text:style-name="P14"><text:span text:style-name="T1">A PHP script has a limited amount of time to generate and return a response to a request, typically around 60 seconds. Once the deadline has been reached, the </text:span><text:span text:style-name="Source_20_Text"><text:span text:style-name="T5">TIMEOUT</text:span></text:span><text:span text:style-name="T1"> bit on the </text:span><text:a xlink:type="simple" xlink:href="http://www.php.net/manual/en/features.connection-handling.php"><text:span text:style-name="T3">connection status</text:span></text:a><text:span text:style-name="T1"> bitfield is set. Your script will then have a short second deadline to clean up any long running tasks and return a response to the user.</text:span></text:p>
      <text:p text:style-name="P6"><text:span text:style-name="Source_20_Text"><text:span text:style-name="T11">function</text:span></text:span><text:span text:style-name="Source_20_Text"><text:span text:style-name="T6"> check_conn_timeout</text:span></text:span><text:span text:style-name="Source_20_Text"><text:span text:style-name="T8">()</text:span></text:span><text:span text:style-name="Source_20_Text"><text:span text:style-name="T6"> </text:span></text:span><text:span text:style-name="Source_20_Text"><text:span text:style-name="T8">{</text:span></text:span></text:p>
      <text:p text:style-name="P18"><text:span text:style-name="Source_20_Text"><text:span text:style-name="T7">  </text:span></text:span><text:span text:style-name="Source_20_Text"><text:span text:style-name="T6">$status </text:span></text:span><text:span text:style-name="Source_20_Text"><text:span text:style-name="T8">=</text:span></text:span><text:span text:style-name="Source_20_Text"><text:span text:style-name="T6"> connection_status</text:span></text:span><text:span text:style-name="Source_20_Text"><text:span text:style-name="T8">();</text:span></text:span></text:p>
      <text:p text:style-name="P18"><text:span text:style-name="Source_20_Text"><text:span text:style-name="T7">  </text:span></text:span><text:span text:style-name="Source_20_Text"><text:span text:style-name="T11">if</text:span></text:span><text:span text:style-name="Source_20_Text"><text:span text:style-name="T6"> </text:span></text:span><text:span text:style-name="Source_20_Text"><text:span text:style-name="T8">((</text:span></text:span><text:span text:style-name="Source_20_Text"><text:span text:style-name="T6">$status </text:span></text:span><text:span text:style-name="Source_20_Text"><text:span text:style-name="T8">&amp;</text:span></text:span><text:span text:style-name="Source_20_Text"><text:span text:style-name="T6"> CONNECTION_TIMEOUT</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6"> CONNECTION_TIMEOUT</text:span></text:span><text:span text:style-name="Source_20_Text"><text:span text:style-name="T8">)</text:span></text:span><text:span text:style-name="Source_20_Text"><text:span text:style-name="T6"> </text:span></text:span><text:span text:style-name="Source_20_Text"><text:span text:style-name="T8">{</text:span></text:span></text:p>
      <text:p text:style-name="P18"><text:span text:style-name="Source_20_Text"><text:span text:style-name="T7">    </text:span></text:span><text:span text:style-name="Source_20_Text"><text:span text:style-name="T6">echo </text:span></text:span><text:span text:style-name="Source_20_Text"><text:span text:style-name="T10">'Got timeout'</text:span></text:span><text:span text:style-name="Source_20_Text"><text:span text:style-name="T8">;</text:span></text:span></text:p>
      <text:p text:style-name="P18"><text:span text:style-name="Source_20_Text"><text:span text:style-name="T7">  </text:span></text:span><text:span text:style-name="Source_20_Text"><text:span text:style-name="T8">}</text:span></text:span></text:p>
      <text:p text:style-name="P18"><text:span text:style-name="Source_20_Text"><text:span text:style-name="T8">}</text:span></text:span></text:p>
      <text:p text:style-name="P18"><text:span text:style-name="Source_20_Text"><text:span text:style-name="T11">while</text:span></text:span><text:span text:style-name="Source_20_Text"><text:span text:style-name="T8">(</text:span></text:span><text:span text:style-name="Source_20_Text"><text:span text:style-name="T9">1</text:span></text:span><text:span text:style-name="Source_20_Text"><text:span text:style-name="T8">)</text:span></text:span><text:span text:style-name="Source_20_Text"><text:span text:style-name="T6"> </text:span></text:span><text:span text:style-name="Source_20_Text"><text:span text:style-name="T8">{</text:span></text:span><text:span text:style-name="Source_20_Text"><text:span text:style-name="T6"> </text:span></text:span></text:p>
      <text:p text:style-name="P18"><text:span text:style-name="Source_20_Text"><text:span text:style-name="T7">  </text:span></text:span><text:span text:style-name="Source_20_Text"><text:span text:style-name="T6">check_conn_timeout</text:span></text:span><text:span text:style-name="Source_20_Text"><text:span text:style-name="T8">();</text:span></text:span></text:p>
      <text:p text:style-name="P18"><text:span text:style-name="Source_20_Text"><text:span text:style-name="T7">  </text:span></text:span><text:span text:style-name="Source_20_Text"><text:span text:style-name="T6">sleep</text:span></text:span><text:span text:style-name="Source_20_Text"><text:span text:style-name="T8">(</text:span></text:span><text:span text:style-name="Source_20_Text"><text:span text:style-name="T9">1</text:span></text:span><text:span text:style-name="Source_20_Text"><text:span text:style-name="T8">);</text:span></text:span></text:p>
      <text:p text:style-name="P18"><text:span text:style-name="Source_20_Text"><text:span text:style-name="T8">}</text:span></text:span></text:p>
      <text:p text:style-name="P7"><text:soft-page-break/>If your script hasn't returned a response by the second deadline, the handler is terminated and a default error response is returned.</text:p>
      <text:p text:style-name="P7">While a request can take as long as 60 seconds to respond, App Engine is optimized for applications with short-lived requests, typically those that take a few hundred milliseconds. An efficient app responds quickly for the majority of requests. An app that doesn't will not scale well with App Engine's infrastructure.</text:p>
      <text:h text:style-name="P13" text:outline-level="2"><text:bookmark-start text:name="__RefHeading__92722_1631246758"/><text:bookmark text:name="PHP_SPDY"/>SPDY<text:bookmark-end text:name="__RefHeading__92722_1631246758"/></text:h>
      <text:p text:style-name="P14"><text:span text:style-name="T1">App Engine applications will automatically use the </text:span><text:a xlink:type="simple" xlink:href="http://dev.chromium.org/spdy"><text:span text:style-name="T3">SPDY</text:span></text:a><text:span text:style-name="T1"> protocol when accessed over SSL by a browser that supports SPDY. This is a replacement for HTTP designed by Google and intended to reduce the latency of web page downloads. The use of SPDY should be entirely transparent to both applications and users (applications can be written as if normal HTTP was being used). For more information, see the </text:span><text:a xlink:type="simple" xlink:href="http://dev.chromium.org/spdy"><text:span text:style-name="T3">SPDY project page</text:span></text:a><text:span text:style-name="T1">.</text:span></text:p>
      <text:h text:style-name="P13" text:outline-level="2"><text:bookmark-start text:name="__RefHeading__92724_1631246758"/><text:bookmark text:name="PHP_Logging"/>Logging<text:bookmark-end text:name="__RefHeading__92724_1631246758"/></text:h>
      <text:p text:style-name="P14"><text:span text:style-name="T1">The App Engine web server captures everything the handler script writes to the standard output stream for the response to the web request. It also captures everything the handler script writes to the standard error stream, and stores it as log data. Log data for your application can be viewed and analyzed using </text:span><text:a xlink:type="simple" xlink:href="https://cloud.google.com/appengine/docs/adminconsole/index"><text:span text:style-name="T3">the Administration Console</text:span></text:a><text:span text:style-name="T1">, or downloaded using </text:span><text:a xlink:type="simple" xlink:href="https://cloud.google.com/appengine/docs/php/tools/uploadinganapp#PHP_Downloading_logs"><text:span text:style-name="T3">appcfg.py request_logs</text:span></text:a><text:span text:style-name="T1">.</text:span></text:p>
      <text:p text:style-name="P8"><text:span text:style-name="T1">The App Engine PHP runtime environment includes support for logging arbitrary messages from your application using PHP's built-in </text:span><text:a xlink:type="simple" xlink:href="http://php.net/manual/en/function.syslog.php"><text:span text:style-name="Source_20_Text"><text:span text:style-name="T4">syslog()</text:span></text:span></text:a><text:span text:style-name="T1"> function, which invokes the </text:span><text:a xlink:type="simple" xlink:href="https://cloud.google.com/appengine/docs/php/logs/overview"><text:span text:style-name="T3">Logs PHP Api</text:span></text:a><text:span text:style-name="T1">.</text:span></text:p>
      <text:p text:style-name="P6"><text:span text:style-name="Source_20_Text"><text:span text:style-name="T11">if</text:span></text:span><text:span text:style-name="Source_20_Text"><text:span text:style-name="T6"> </text:span></text:span><text:span text:style-name="Source_20_Text"><text:span text:style-name="T8">(</text:span></text:span><text:span text:style-name="Source_20_Text"><text:span text:style-name="T6">authorized_user</text:span></text:span><text:span text:style-name="Source_20_Text"><text:span text:style-name="T8">())</text:span></text:span><text:span text:style-name="Source_20_Text"><text:span text:style-name="T6"> </text:span></text:span><text:span text:style-name="Source_20_Text"><text:span text:style-name="T8">{</text:span></text:span></text:p>
      <text:p text:style-name="P18"><text:span text:style-name="Source_20_Text"><text:span text:style-name="T7">  </text:span></text:span><text:span text:style-name="Source_20_Text"><text:span text:style-name="T12">// Some code</text:span></text:span></text:p>
      <text:p text:style-name="P18"><text:span text:style-name="Source_20_Text"><text:span text:style-name="T8">}</text:span></text:span><text:span text:style-name="Source_20_Text"><text:span text:style-name="T6"> </text:span></text:span><text:span text:style-name="Source_20_Text"><text:span text:style-name="T11">else</text:span></text:span><text:span text:style-name="Source_20_Text"><text:span text:style-name="T6"> </text:span></text:span><text:span text:style-name="Source_20_Text"><text:span text:style-name="T8">{</text:span></text:span></text:p>
      <text:p text:style-name="P18"><text:span text:style-name="Source_20_Text"><text:span text:style-name="T7">  </text:span></text:span><text:span text:style-name="Source_20_Text"><text:span text:style-name="T6">syslog</text:span></text:span><text:span text:style-name="Source_20_Text"><text:span text:style-name="T8">(</text:span></text:span><text:span text:style-name="Source_20_Text"><text:span text:style-name="T6">LOG_WARNING</text:span></text:span><text:span text:style-name="Source_20_Text"><text:span text:style-name="T8">,</text:span></text:span><text:span text:style-name="Source_20_Text"><text:span text:style-name="T6"> </text:span></text:span><text:span text:style-name="Source_20_Text"><text:span text:style-name="T10">'Unauthorized access'</text:span></text:span><text:span text:style-name="Source_20_Text"><text:span text:style-name="T8">);</text:span></text:span></text:p>
      <text:p text:style-name="P18"><text:span text:style-name="Source_20_Text"><text:span text:style-name="T8">}</text:span></text:span></text:p>
      <text:h text:style-name="P13" text:outline-level="2"><text:bookmark-start text:name="__RefHeading__92726_1631246758"/><text:bookmark text:name="PHP_App_caching"/><text:soft-page-break/>App caching<text:bookmark-end text:name="__RefHeading__92726_1631246758"/></text:h>
      <text:p text:style-name="P8"><text:span text:style-name="T1">The PHP runtime environment includes the </text:span><text:a xlink:type="simple" xlink:href="http://php.net/manual/en/book.apc.php"><text:span text:style-name="T3">Alternative PHP Cache (APC)</text:span></text:a><text:span text:style-name="T1"> which can cache PHP intermediate code and significantly improve your application's response time. You can disable APC opcode caching by setting</text:span><text:span text:style-name="Source_20_Text"><text:span text:style-name="T5">apc.enabled = "0"</text:span></text:span><text:span text:style-name="T1"> in the application's </text:span><text:a xlink:type="simple" xlink:href="https://cloud.google.com/appengine/docs/php/config/php_ini"><text:span text:style-name="T3">php.ini</text:span></text:a><text:span text:style-name="T1"> file.</text:span></text:p>
      <text:h text:style-name="P13" text:outline-level="2"><text:bookmark-start text:name="__RefHeading__92728_1631246758"/><text:bookmark text:name="PHP_Quotas_and_limits"/>Quotas and limits<text:bookmark-end text:name="__RefHeading__92728_1631246758"/></text:h>
      <text:p text:style-name="P15">Google App Engine automatically allocates resources to your application as traffic increases. However, this is bound by the following restrictions:</text:p>
      <text:list xml:id="list2062439373518579291" text:style-name="L3">
        <text:list-item>
          <text:p text:style-name="P27"><text:span text:style-name="T1">App Engine reserves automatic scaling capacity for applications with low latency, where the application responds to requests in less than one second. Applications with very high latency (over one second per request for many requests) and high throughput require </text:span><text:a xlink:type="simple" xlink:href="https://cloud.google.com/support/"><text:span text:style-name="T3">Silver, Gold, or Platinum support</text:span></text:a><text:span text:style-name="T1">. Customers with this level of support can request higher throughput limits by contacting their support representative.</text:span></text:p>
        </text:list-item>
        <text:list-item>
          <text:p text:style-name="P28">Applications that are heavily CPU-bound may also incur some additional latency in order to efficiently share resources with other applications on the same servers. Requests for static files are exempt from these latency limits.</text:p>
        </text:list-item>
      </text:list>
      <text:p text:style-name="P8"><text:span text:style-name="T1">Each incoming request to the application counts toward the </text:span><text:span text:style-name="Strong_20_Emphasis"><text:span text:style-name="T1">Requests</text:span></text:span><text:span text:style-name="T1"> limit. Data sent in response to a request counts toward the </text:span><text:span text:style-name="Strong_20_Emphasis"><text:span text:style-name="T1">Outgoing Bandwidth (billable)</text:span></text:span><text:span text:style-name="T1"> limit.</text:span></text:p>
      <text:p text:style-name="P8"><text:span text:style-name="T1">Both HTTP and HTTPS (secure) requests count toward the </text:span><text:span text:style-name="Strong_20_Emphasis"><text:span text:style-name="T1">Requests</text:span></text:span><text:span text:style-name="T1">, </text:span><text:span text:style-name="Strong_20_Emphasis"><text:span text:style-name="T1">Incoming Bandwidth (billable)</text:span></text:span><text:span text:style-name="T1">, and</text:span><text:span text:style-name="Strong_20_Emphasis"><text:span text:style-name="T1">Outgoing Bandwidth (billable)</text:span></text:span><text:span text:style-name="T1"> limits. The Quota Details page of the Admin Console also reports </text:span><text:span text:style-name="Strong_20_Emphasis"><text:span text:style-name="T1">Secure Requests</text:span></text:span><text:span text:style-name="T1">,</text:span><text:span text:style-name="Strong_20_Emphasis"><text:span text:style-name="T1">Secure Incoming Bandwidth</text:span></text:span><text:span text:style-name="T1">, and </text:span><text:span text:style-name="Strong_20_Emphasis"><text:span text:style-name="T1">Secure Outgoing Bandwidth</text:span></text:span><text:span text:style-name="T1"> as separate values for informational purposes. Only HTTPS requests count toward these values. See the </text:span><text:a xlink:type="simple" xlink:href="https://cloud.google.com/appengine/docs/quotas#Requests"><text:span text:style-name="T3">Quotas</text:span></text:a><text:span text:style-name="T1"> page, and the "Quota Details" section of </text:span><text:a xlink:type="simple" xlink:href="https://cloud.google.com/appengine/docs/adminconsole/index"><text:span text:style-name="T3">the Admin Console</text:span></text:a><text:span text:style-name="T1"> for more information.</text:span></text:p>
      <text:p text:style-name="P7"/>
      <text:p text:style-name="P5">In addition to system-wide safety limits, the following limits apply specifically to the use of request handlers:</text:p>
      <table:table table:name="Tabla25" table:style-name="Tabla25">
        <table:table-column table:style-name="Tabla25.A"/>
        <table:table-column table:style-name="Tabla25.B"/>
        <table:table-header-rows>
          <table:table-row table:style-name="Tabla25.1">
            <table:table-cell table:style-name="Tabla25.A1" office:value-type="string">
              <text:p text:style-name="P23">Limit</text:p>
            </table:table-cell>
            <table:table-cell table:style-name="Tabla25.A1" office:value-type="string">
              <text:p text:style-name="P23">Amount</text:p>
            </table:table-cell>
          </table:table-row>
        </table:table-header-rows>
        <table:table-row table:style-name="Tabla25.2">
          <table:table-cell table:style-name="Tabla25.A2" office:value-type="string">
            <text:p text:style-name="P24">request size</text:p>
          </table:table-cell>
          <table:table-cell table:style-name="Tabla25.B2" office:value-type="string">
            <text:p text:style-name="P24">32 megabytes</text:p>
          </table:table-cell>
        </table:table-row>
        <table:table-row table:style-name="Tabla25.2">
          <table:table-cell table:style-name="Tabla25.A3" office:value-type="string">
            <text:p text:style-name="P24">response size</text:p>
          </table:table-cell>
          <table:table-cell table:style-name="Tabla25.B3" office:value-type="string">
            <text:p text:style-name="P24">32 megabytes</text:p>
          </table:table-cell>
        </table:table-row>
        <table:table-row table:style-name="Tabla25.2">
          <table:table-cell table:style-name="Tabla25.A4" office:value-type="string">
            <text:p text:style-name="P24">request duration</text:p>
          </table:table-cell>
          <table:table-cell table:style-name="Tabla25.B4" office:value-type="string">
            <text:p text:style-name="P24">60 seconds</text:p>
          </table:table-cell>
        </table:table-row>
        <table:table-row table:style-name="Tabla25.2">
          <table:table-cell table:style-name="Tabla25.A5" office:value-type="string">
            <text:p text:style-name="P24">maximum total number of files (app files and static files)</text:p>
          </table:table-cell>
          <table:table-cell table:style-name="Tabla25.B5" office:value-type="string">
            <text:p text:style-name="P24">10,000 total<text:line-break/>1,000 per directory</text:p>
          </table:table-cell>
        </table:table-row>
        <table:table-row table:style-name="Tabla25.2">
          <table:table-cell table:style-name="Tabla25.A6" office:value-type="string">
            <text:p text:style-name="P24">maximum size of an application file</text:p>
          </table:table-cell>
          <table:table-cell table:style-name="Tabla25.B6" office:value-type="string">
            <text:p text:style-name="P24">32 megabytes</text:p>
          </table:table-cell>
        </table:table-row>
        <table:table-row table:style-name="Tabla25.2">
          <table:table-cell table:style-name="Tabla25.A7" office:value-type="string">
            <text:p text:style-name="P24">maximum size of a static file</text:p>
          </table:table-cell>
          <table:table-cell table:style-name="Tabla25.B7" office:value-type="string">
            <text:p text:style-name="P24">32 megabytes</text:p>
          </table:table-cell>
        </table:table-row>
        <table:table-row table:style-name="Tabla25.2">
          <table:table-cell table:style-name="Tabla25.A8" office:value-type="string">
            <text:p text:style-name="P24">maximum total size of all application and static files</text:p>
          </table:table-cell>
          <table:table-cell table:style-name="Tabla25.B8" office:value-type="string">
            <text:p text:style-name="P24">first 1 gigabyte is free<text:line-break/>$ 0.026 per gigabyte per month after first 1 gigabyte</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Mono" svg:font-family="'Droid Sans Mono', monospace"/>
    <style:font-face style:name="Roboto" svg:font-family="Roboto, sans-serif"/>
    <style:font-face style:name="open sans" svg:font-family="'open sans',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58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true"/>
      </style:header-style>
      <style:footer-style>
        <style:header-footer-properties svg:height="0.924cm" fo:margin-left="0cm" fo:margin-right="0cm" fo:margin-top="0.499cm"/>
      </style:footer-style>
    </style:page-layout>
  </office:automatic-styles>
  <office:master-styles>
    <style:master-page style:name="Standard" style:page-layout-name="Mpm1">
      <style:header>
        <text:p text:style-name="Header"><draw:frame draw:style-name="Mfr1" draw:name="Imagen20" text:anchor-type="paragraph" svg:x="-2.004cm" svg:y="-2cm" svg:width="21.59cm" svg:height="1.861cm" draw:z-index="8"><draw:image xlink:href="Pictures/10000201000004EF0000006D9F5FC6BC.png" xlink:type="simple" xlink:show="embed" xlink:actuate="onLoad"/></draw:frame> </text:p>
      </style:header>
      <style:header-first>
        <text:p text:style-name="Header"><text:s/></text:p>
      </style:header-first>
      <style:footer>
        <text:p text:style-name="MP1"><text:page-number text:select-page="current">11</text:page-number>/<text:page-count>11</text:page-count></text:p>
      </style:footer>
      <style:footer-first>
        <text:p text:style-name="MP1"><text:page-number text:select-page="current">1</text:page-number>/<text:page-count>11</text:page-count></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5T19:18:51.190446756</meta:creation-date>
    <dc:date>2014-11-06T19:29:48.022632127</dc:date>
    <meta:editing-duration>PT21H59M51S</meta:editing-duration>
    <meta:editing-cycles>23</meta:editing-cycles>
    <meta:generator>LibreOffice/4.2.6.3$Linux_X86_64 LibreOffice_project/420m0$Build-3</meta:generator>
    <meta:document-statistic meta:table-count="1" meta:image-count="2" meta:object-count="0" meta:page-count="11" meta:paragraph-count="140" meta:word-count="2328" meta:character-count="15036" meta:non-whitespace-character-count="12843"/>
  </office:meta>
</office:document-meta>
</file>